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2da2bf" draw:stroke-linejoin="miter" svg:stroke-linecap="square" draw:fill="gradient" draw:fill-color="#95d4ee" draw:fill-gradient-name="Gradient_20_5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808080" draw:shadow-opacity="35%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3.989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2.79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2.825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635cm" fo:min-width="3.27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.635cm" fo:min-width="2.54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.635cm" fo:min-width="2.515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.635cm" fo:min-width="2.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0.635cm" fo:min-width="2.808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min-height="0.635cm" fo:min-width="2.689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153cm" svg:stroke-color="#39639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808080" draw:shadow-opacity="35%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176cm" svg:stroke-color="#39639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808080" draw:shadow-opacity="35%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26cm" svg:stroke-color="#474b78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0pt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DD Kirjakauppa</text:p>
          </draw:text-box>
        </draw:frame>
        <draw:custom-shape draw:name="Rounded Rectangle 3" draw:style-name="gr1" draw:text-style-name="P1" xml:id="id2" draw:id="id2" draw:layer="layout" svg:width="4.657cm" svg:height="2.284cm" svg:x="15.664cm" svg:y="8.4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4" draw:style-name="gr2" draw:text-style-name="P3" draw:layer="layout" svg:width="4.489cm" svg:height="1.023cm" svg:x="16.088cm" svg:y="9.058cm">
          <text:list text:style-name="L2">
            <text:list-header>
              <text:p text:style-name="P2"><text:span text:style-name="T1">Kirjakaupp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5" draw:style-name="gr1" draw:text-style-name="P1" xml:id="id1" draw:id="id1" draw:layer="layout" svg:width="4.657cm" svg:height="2.289cm" svg:x="7.409cm" svg:y="5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1" draw:text-style-name="P1" xml:id="id3" draw:id="id3" draw:layer="layout" svg:width="4.657cm" svg:height="2.284cm" svg:x="8.256cm" svg:y="12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3" draw:text-style-name="P3" draw:layer="layout" svg:width="3.291cm" svg:height="1.023cm" svg:x="8.256cm" svg:y="6.566cm">
          <text:list text:style-name="L2">
            <text:list-header>
              <text:p text:style-name="P2"><text:span text:style-name="T1">Kirj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4" draw:text-style-name="P3" draw:layer="layout" svg:width="3.325cm" svg:height="1.023cm" svg:x="9.314cm" svg:y="12.824cm">
          <text:list text:style-name="L2">
            <text:list-header>
              <text:p text:style-name="P2"><text:span text:style-name="T1">Asiak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9" draw:style-name="gr1" draw:text-style-name="P1" xml:id="id8" draw:id="id8" draw:layer="layout" svg:width="3.81cm" svg:height="1.866cm" svg:x="21.168cm" svg:y="7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1" draw:text-style-name="P1" xml:id="id5" draw:id="id5" draw:layer="layout" svg:width="3.81cm" svg:height="1.861cm" svg:x="2.365cm" svg:y="7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" draw:text-style-name="P1" xml:id="id4" draw:id="id4" draw:layer="layout" svg:width="3.81cm" svg:height="1.865cm" svg:x="2.365cm" svg:y="5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2" draw:style-name="gr5" draw:text-style-name="P3" draw:layer="layout" svg:width="3.777cm" svg:height="0.895cm" svg:x="21.591cm" svg:y="7.691cm">
          <text:list text:style-name="L2">
            <text:list-header>
              <text:p text:style-name="P2"><text:span text:style-name="T2">Ostosko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6" draw:text-style-name="P3" draw:layer="layout" svg:width="3.041cm" svg:height="0.895cm" svg:x="3cm" svg:y="5.543cm">
          <text:list text:style-name="L2">
            <text:list-header>
              <text:p text:style-name="P2"><text:span text:style-name="T2">ISB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7" draw:text-style-name="P3" draw:layer="layout" svg:width="3.015cm" svg:height="0.895cm" svg:x="3cm" svg:y="7.872cm">
          <text:list text:style-name="L2">
            <text:list-header>
              <text:p text:style-name="P2"><text:span text:style-name="T2">Nimik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5" draw:style-name="gr1" draw:text-style-name="P1" xml:id="id6" draw:id="id6" draw:layer="layout" svg:width="3.81cm" svg:height="1.861cm" svg:x="2.541cm" svg:y="13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6" draw:style-name="gr8" draw:text-style-name="P3" draw:layer="layout" svg:width="3.1cm" svg:height="0.895cm" svg:x="3.276cm" svg:y="14.041cm">
          <text:list text:style-name="L2">
            <text:list-header>
              <text:p text:style-name="P2"><text:span text:style-name="T2">HETU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7" draw:style-name="gr1" draw:text-style-name="P1" xml:id="id7" draw:id="id7" draw:layer="layout" svg:width="3.81cm" svg:height="1.865cm" svg:x="3.423cm" svg:y="16.3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8" draw:style-name="gr9" draw:text-style-name="P3" draw:layer="layout" svg:width="3.308cm" svg:height="0.895cm" svg:x="4.058cm" svg:y="16.762cm">
          <text:list text:style-name="L2">
            <text:list-header>
              <text:p text:style-name="P2"><text:span text:style-name="T2">Nim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9" draw:style-name="gr1" draw:text-style-name="P1" xml:id="id9" draw:id="id9" draw:layer="layout" svg:width="3.81cm" svg:height="1.861cm" svg:x="21.168cm" svg:y="10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0" draw:style-name="gr10" draw:text-style-name="P3" draw:layer="layout" svg:width="3.189cm" svg:height="0.895cm" svg:x="21.591cm" svg:y="10.614cm">
          <text:list text:style-name="L2">
            <text:list-header>
              <text:p text:style-name="P2"><text:span text:style-name="T2">Os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" draw:style-name="gr11" draw:text-style-name="P1" draw:layer="layout" svg:width="11.62cm" svg:height="7.572cm" svg:x="14.628cm" svg:y="6.05cm">
          <text:p/>
          <draw:enhanced-geometry svg:viewBox="0 0 4936850 2702587" draw:extrusion-allowed="true" draw:text-areas="0 0 4936850 2702587" draw:glue-points="2118640 49649 3807712 585860 3895294 1837019 2081105 2179597 1555615 2417913 354497 2388123 291939 392228 2118640 49649" draw:mirror-horizontal="true" draw:type="mso-spt100" draw:enhanced-path="M 2500419 49227 C 3191972 81225 4144394 285519 4493862 580884 C 4843330 876249 4936850 1558049 4597226 1821416 C 4257602 2084783 2916335 2065092 2456120 2161085 C 1995905 2257078 2175561 2362918 1835937 2397377 C 1496313 2431836 666942 2702587 418377 2367840 C 169812 2033093 0 777794 344546 388897 C 689092 0 1808866 17229 2500419 49227 Z N">
            <draw:equation draw:name="f0" draw:formula=""/>
            <draw:equation draw:name="f1" draw:formula=""/>
            <draw:equation draw:name="f2" draw:formula="*cos(23375*(pi/180)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(cos(34*(pi/180))*(-10800)+sin(34*(pi/180))*(-10800))+10800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-8638-11"/>
            <draw:equation draw:name="f18" draw:formula=""/>
            <draw:equation draw:name="f19" draw:formula=""/>
            <draw:equation draw:name="f20" draw:formula=""/>
            <draw:equation draw:name="f21" draw:formula=""/>
          </draw:enhanced-geometry>
        </draw:custom-shape>
        <draw:custom-shape draw:name="Freeform 26" draw:style-name="gr11" draw:text-style-name="P1" draw:layer="layout" svg:width="13.044cm" svg:height="8.171cm" svg:x="0.636cm" svg:y="11.226cm">
          <text:p/>
          <draw:enhanced-geometry svg:viewBox="0 0 4695668 2941340" draw:extrusion-allowed="true" draw:text-areas="0 0 4695668 2941340" draw:glue-points="4036244 29539 4597380 369242 4449713 1536051 3135472 2348386 1776931 2880097 388858 2717629 196891 1536051 639892 546479 4036244 29539" draw:type="mso-spt100" draw:enhanced-path="M 4036109 29536 C 4695668 0 4528317 118145 4597226 369205 C 4666135 620265 4693207 1206072 4449564 1535896 C 4205921 1865720 3580815 2124164 3135367 2348149 C 2689919 2572134 2234626 2818272 1776872 2879806 C 1319118 2941340 652176 2941340 388845 2717355 C 125514 2493370 155046 1897718 196884 1535896 C 238722 1174074 0 797484 639871 546424 C 1279742 295364 3376550 59073 4036109 29536 Z N">
            <draw:equation draw:name="f0" draw:formula="sqrt(61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(34+224)/2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-(sin(*(pi/180))*(-10800)-cos(*(pi/180))*(-5574-10800))+10800"/>
            <draw:equation draw:name="f20" draw:formula="11052-12"/>
            <draw:equation draw:name="f21" draw:formula=""/>
            <draw:equation draw:name="f22" draw:formula=""/>
            <draw:equation draw:name="f23" draw:formula=""/>
            <draw:equation draw:name="f24" draw:formula="sqrt(61)"/>
          </draw:enhanced-geometry>
        </draw:custom-shape>
        <draw:connector draw:name="Curved Connector 28" draw:style-name="gr12" draw:text-style-name="P4" draw:layer="layout" draw:type="curve" svg:x1="12.066cm" svg:y1="7.128cm" svg:x2="15.664cm" svg:y2="9.574cm" draw:start-shape="id1" draw:start-glue-point="1" draw:end-shape="id2" draw:end-glue-point="3" svg:d="M12066 7128c2698 0 900 2446 3598 2446" svg:viewBox="0 0 3599 2447">
          <text:p/>
        </draw:connector>
        <draw:connector draw:name="Shape 30" draw:style-name="gr13" draw:text-style-name="P4" draw:layer="layout" draw:type="curve" svg:x1="15.664cm" svg:y1="9.574cm" svg:x2="10.584cm" svg:y2="12.189cm" draw:start-shape="id2" draw:start-glue-point="3" draw:end-shape="id3" draw:end-glue-point="0" svg:d="M15664 9574c-3387 0-5080 871-5080 2615" svg:viewBox="0 0 5081 2616">
          <text:p/>
        </draw:connector>
        <draw:connector draw:name="Curved Connector 34" draw:style-name="gr14" draw:text-style-name="P4" draw:layer="layout" draw:type="curve" svg:x1="6.175cm" svg:y1="5.986cm" svg:x2="7.409cm" svg:y2="7.128cm" draw:start-shape="id4" draw:start-glue-point="1" draw:end-shape="id1" draw:end-glue-point="3" svg:d="M6175 5986c925 0 309 1142 1234 1142" svg:viewBox="0 0 1235 1143">
          <text:p/>
        </draw:connector>
        <draw:connector draw:name="Curved Connector 35" draw:style-name="gr14" draw:text-style-name="P4" draw:layer="layout" draw:type="curve" svg:x1="6.175cm" svg:y1="8.431cm" svg:x2="7.409cm" svg:y2="7.128cm" draw:start-shape="id5" draw:start-glue-point="1" draw:end-shape="id1" draw:end-glue-point="3" svg:d="M6175 8431c925 0 309-1303 1234-1303" svg:viewBox="0 0 1235 1304">
          <text:p/>
        </draw:connector>
        <draw:connector draw:name="Curved Connector 38" draw:style-name="gr14" draw:text-style-name="P4" draw:layer="layout" draw:type="curve" svg:x1="6.351cm" svg:y1="14.6cm" svg:x2="8.256cm" svg:y2="13.331cm" draw:start-shape="id6" draw:start-glue-point="1" draw:end-shape="id3" draw:end-glue-point="3" svg:d="M6351 14600c1429 0 477-1269 1905-1269" svg:viewBox="0 0 1906 1270">
          <text:p/>
        </draw:connector>
        <draw:connector draw:name="Curved Connector 42" draw:style-name="gr14" draw:text-style-name="P4" draw:layer="layout" draw:type="curve" svg:x1="7.233cm" svg:y1="17.319cm" svg:x2="8.256cm" svg:y2="13.331cm" draw:start-shape="id7" draw:start-glue-point="1" draw:end-shape="id3" draw:end-glue-point="3" svg:d="M7233 17319c768 0 257-3988 1023-3988" svg:viewBox="0 0 1024 3989">
          <text:p/>
        </draw:connector>
        <draw:connector draw:name="Curved Connector 45" draw:style-name="gr14" draw:text-style-name="P4" draw:layer="layout" draw:type="curve" svg:x1="20.321cm" svg:y1="9.574cm" svg:x2="21.168cm" svg:y2="8.125cm" draw:start-shape="id2" draw:start-glue-point="1" draw:end-shape="id8" draw:end-glue-point="3" svg:d="M20321 9574c636 0 213-1449 847-1449" svg:viewBox="0 0 848 1450">
          <text:p/>
        </draw:connector>
        <draw:connector draw:name="Curved Connector 48" draw:style-name="gr14" draw:text-style-name="P4" draw:layer="layout" draw:type="curve" svg:x1="20.321cm" svg:y1="9.574cm" svg:x2="21.168cm" svg:y2="11.046cm" draw:start-shape="id2" draw:start-glue-point="1" draw:end-shape="id9" draw:end-glue-point="3" svg:d="M20321 9574c636 0 213 1472 847 1472" svg:viewBox="0 0 848 1473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Kirja</text:p>
              </text:list-item>
              <text:list-item>
                <text:p>Identity ISBN avulla</text:p>
              </text:list-item>
              <text:list-item>
                <text:p>Nimike</text:p>
              </text:list-item>
              <text:list-item>
                <text:p>Hinta</text:p>
              </text:list-item>
              <text:list-item>
                <text:p>Tekijä</text:p>
              </text:list-item>
              <text:list-item>
                <text:p>Varastolkm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greg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Root – Kirja</text:p>
              </text:list-item>
              <text:list-item>
                <text:p>Asiakasnumero ostanut tämän</text:p>
                <text:p/>
              </text:list-item>
              <text:list-item>
                <text:p>Root -asiakas</text:p>
              </text:list-item>
              <text:list-item>
                <text:p>Ostokset</text:p>
              </text:list-item>
              <text:list-item>
                <text:p>Yhteystiedot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ue objec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i identiteettiä</text:p>
              </text:list-item>
              <text:list-item>
                <text:p>Ostoskori?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uo kirj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Service (factory) luo kirjan parametreilla ja palauttaa uuden kirjan</text:p>
              </text:list-item>
              <text:list-item>
                <text:p>Factory pyytää repoa lisäämään kirjan tietokantaan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uo kirja (admin)</text:p>
              </text:list-item>
              <text:list-item>
                <text:p>Hae kirja</text:p>
              </text:list-item>
              <text:list-item>
                <text:p>Poista kirja (admin)</text:p>
              </text:list-item>
              <text:list-item>
                <text:p>Lisää asiakas</text:p>
              </text:list-item>
              <text:list-item>
                <text:p>Poista asiakas</text:p>
              </text:list-item>
              <text:list-item>
                <text:p>Osta kirja</text:p>
              </text:list-item>
              <text:list-item>
                <text:p>Lisää kirja ostoskoriin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Kirjautuminen</text:p>
              </text:list-item>
              <text:list-item>
                <text:p>Kirjanhaku</text:p>
              </text:list-item>
              <text:list-item>
                <text:p>Kirjanosto</text:p>
              </text:list-item>
              <text:list-item>
                <text:p>Kirjanlisäys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ository</text:p>
          </draw:text-box>
        </draw:frame>
        <draw:frame presentation:style-name="pr3" draw:layer="layout" svg:width="25.199cm" svg:height="12.179cm" svg:x="1.524cm" svg:y="5.093cm" presentation:class="outline" presentation:user-transformed="true">
          <draw:text-box>
            <text:list text:style-name="L3">
              <text:list-item>
                <text:p>Lisää kirja</text:p>
              </text:list-item>
              <text:list-item>
                <text:p>Poista kirja</text:p>
              </text:list-item>
              <text:list-item>
                <text:p>Lisää asiakas</text:p>
              </text:list-item>
              <text:list-item>
                <text:p>Poista asiakas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linear" draw:start-color="#d6f3ff" draw:end-color="#95d4e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2T20:10:44.935516000</meta:creation-date>
    <dc:date>2014-06-02T21:11:05.737737000</dc:date>
    <meta:editing-duration>PT29M25S</meta:editing-duration>
    <meta:editing-cycles>9</meta:editing-cycles>
    <meta:generator>LibreOffice/4.2.4.2$MacOSX_X86_64 LibreOffice_project/63150712c6d317d27ce2db16eb94c2f3d7b699f8</meta:generator>
    <meta:document-statistic meta:object-count="80"/>
  </office:meta>
</office:document-meta>
</file>